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text-properties officeooo:paragraph-rsid="002abcca"/>
    </style:style>
    <style:style style:name="P3" style:family="paragraph" style:parent-style-name="Text_20_body">
      <style:paragraph-properties fo:margin-top="0in" fo:margin-bottom="0in" loext:contextual-spacing="false"/>
      <style:text-properties fo:font-weight="normal" officeooo:rsid="002497ca" officeooo:paragraph-rsid="00295be6" style:font-weight-asian="normal" style:font-weight-complex="normal"/>
    </style:style>
    <style:style style:name="P4" style:family="paragraph" style:parent-style-name="Text_20_body">
      <style:paragraph-properties fo:margin-top="0in" fo:margin-bottom="0in" loext:contextual-spacing="false"/>
      <style:text-properties fo:font-weight="normal" officeooo:rsid="00559658" officeooo:paragraph-rsid="0058a753" style:font-weight-asian="normal" style:font-weight-complex="normal"/>
    </style:style>
    <style:style style:name="P5" style:family="paragraph" style:parent-style-name="Text_20_body">
      <style:paragraph-properties fo:margin-top="0in" fo:margin-bottom="0in" loext:contextual-spacing="false"/>
      <style:text-properties officeooo:paragraph-rsid="0039de6e"/>
    </style:style>
    <style:style style:name="P6" style:family="paragraph" style:parent-style-name="Text_20_body">
      <style:paragraph-properties fo:margin-top="0in" fo:margin-bottom="0in" loext:contextual-spacing="false"/>
      <style:text-properties fo:font-weight="bold" officeooo:rsid="0027c95c" officeooo:paragraph-rsid="0058a753" style:font-weight-asian="bold" style:font-weight-complex="bold"/>
    </style:style>
    <style:style style:name="P7" style:family="paragraph" style:parent-style-name="Text_20_body">
      <style:paragraph-properties fo:margin-top="0in" fo:margin-bottom="0in" loext:contextual-spacing="false"/>
      <style:text-properties fo:font-size="12pt" fo:font-weight="bold" officeooo:rsid="00638147" officeooo:paragraph-rsid="0052f67f" style:font-size-asian="12pt" style:font-weight-asian="bold" style:font-size-complex="12pt" style:font-weight-complex="bold"/>
    </style:style>
    <style:style style:name="P8" style:family="paragraph" style:parent-style-name="Text_20_body">
      <style:paragraph-properties fo:margin-top="0in" fo:margin-bottom="0in" loext:contextual-spacing="false"/>
      <style:text-properties fo:font-size="12pt" fo:font-weight="normal" officeooo:rsid="0052f67f" officeooo:paragraph-rsid="0058a753" style:font-size-asian="12pt" style:font-weight-asian="normal" style:font-size-complex="12pt" style:font-weight-complex="normal"/>
    </style:style>
    <style:style style:name="P9" style:family="paragraph" style:parent-style-name="Text_20_body">
      <style:paragraph-properties fo:margin-top="0in" fo:margin-bottom="0in" loext:contextual-spacing="false"/>
      <style:text-properties fo:font-size="12pt" fo:font-weight="normal" officeooo:rsid="0058bcbb" officeooo:paragraph-rsid="0058d60f" style:font-size-asian="12pt" style:font-weight-asian="normal" style:font-size-complex="12pt" style:font-weight-complex="normal"/>
    </style:style>
    <style:style style:name="P10" style:family="paragraph" style:parent-style-name="Text_20_body">
      <style:paragraph-properties fo:margin-top="0in" fo:margin-bottom="0in" loext:contextual-spacing="false"/>
      <style:text-properties fo:font-size="12pt" fo:font-weight="normal" officeooo:rsid="005a57aa" officeooo:paragraph-rsid="005a57aa" style:font-size-asian="12pt" style:font-weight-asian="normal" style:font-size-complex="12pt" style:font-weight-complex="normal"/>
    </style:style>
    <style:style style:name="P11" style:family="paragraph" style:parent-style-name="Text_20_body">
      <style:paragraph-properties fo:margin-top="0in" fo:margin-bottom="0in" loext:contextual-spacing="false"/>
      <style:text-properties fo:font-size="12pt" fo:font-weight="normal" officeooo:rsid="005a57aa" officeooo:paragraph-rsid="0058a753" style:font-size-asian="12pt" style:font-weight-asian="normal" style:font-size-complex="12pt" style:font-weight-complex="normal"/>
    </style:style>
    <style:style style:name="P12" style:family="paragraph" style:parent-style-name="Text_20_body">
      <style:paragraph-properties fo:margin-top="0in" fo:margin-bottom="0in" loext:contextual-spacing="false"/>
      <style:text-properties fo:font-size="12pt" fo:font-weight="normal" officeooo:rsid="005a57aa" officeooo:paragraph-rsid="0067f57f" style:font-size-asian="12pt" style:font-weight-asian="normal" style:font-size-complex="12pt" style:font-weight-complex="normal"/>
    </style:style>
    <style:style style:name="P13" style:family="paragraph" style:parent-style-name="Text_20_body">
      <style:paragraph-properties fo:margin-top="0in" fo:margin-bottom="0in" loext:contextual-spacing="false"/>
      <style:text-properties fo:font-size="12pt" fo:font-weight="normal" officeooo:rsid="0067f57f" officeooo:paragraph-rsid="0067f57f" style:font-size-asian="12pt" style:font-weight-asian="normal" style:font-size-complex="12pt" style:font-weight-complex="normal"/>
    </style:style>
    <style:style style:name="P14" style:family="paragraph" style:parent-style-name="Text_20_body">
      <style:paragraph-properties fo:margin-top="0in" fo:margin-bottom="0in" loext:contextual-spacing="false"/>
      <style:text-properties fo:font-size="12pt" fo:font-weight="normal" officeooo:rsid="00694946" officeooo:paragraph-rsid="006a793b" style:font-size-asian="12pt" style:font-weight-asian="normal" style:font-size-complex="12pt" style:font-weight-complex="normal"/>
    </style:style>
    <style:style style:name="P15" style:family="paragraph" style:parent-style-name="Text_20_body">
      <style:paragraph-properties fo:margin-top="0in" fo:margin-bottom="0in" loext:contextual-spacing="false"/>
      <style:text-properties fo:font-size="12pt" fo:font-weight="normal" officeooo:rsid="005b8fc1" officeooo:paragraph-rsid="005d3b01" style:font-size-asian="12pt" style:font-weight-asian="normal" style:font-size-complex="12pt" style:font-weight-complex="normal"/>
    </style:style>
    <style:style style:name="P16" style:family="paragraph" style:parent-style-name="Text_20_body">
      <style:paragraph-properties fo:margin-top="0in" fo:margin-bottom="0in" loext:contextual-spacing="false"/>
      <style:text-properties fo:font-size="12pt" fo:font-weight="normal" officeooo:rsid="00509a85" officeooo:paragraph-rsid="00559658" style:font-size-asian="12pt" style:font-weight-asian="normal" style:font-size-complex="12pt" style:font-weight-complex="normal"/>
    </style:style>
    <style:style style:name="P17" style:family="paragraph" style:parent-style-name="Text_20_body">
      <style:paragraph-properties fo:margin-top="0in" fo:margin-bottom="0in" loext:contextual-spacing="false"/>
      <style:text-properties fo:font-size="12pt" fo:font-weight="normal" officeooo:rsid="005b7c3b" officeooo:paragraph-rsid="006d1190" style:font-size-asian="12pt" style:font-weight-asian="normal" style:font-size-complex="12pt" style:font-weight-complex="normal"/>
    </style:style>
    <style:style style:name="P18" style:family="paragraph" style:parent-style-name="Text_20_body">
      <style:paragraph-properties fo:margin-top="0in" fo:margin-bottom="0in" loext:contextual-spacing="false"/>
      <style:text-properties fo:font-size="12pt" fo:font-weight="normal" officeooo:rsid="00758ef4" officeooo:paragraph-rsid="00758ef4" style:font-size-asian="12pt" style:font-weight-asian="normal" style:font-size-complex="12pt" style:font-weight-complex="normal"/>
    </style:style>
    <style:style style:name="P19" style:family="paragraph" style:parent-style-name="Text_20_body">
      <style:paragraph-properties fo:margin-top="0in" fo:margin-bottom="0in" loext:contextual-spacing="false"/>
      <style:text-properties fo:font-size="12pt" fo:font-weight="normal" officeooo:rsid="005bf064" officeooo:paragraph-rsid="005bf064" style:font-size-asian="10.5pt" style:font-weight-asian="normal" style:font-size-complex="12pt" style:font-weight-complex="normal"/>
    </style:style>
    <style:style style:name="P20" style:family="paragraph" style:parent-style-name="Text_20_body">
      <style:paragraph-properties fo:margin-top="0in" fo:margin-bottom="0in" loext:contextual-spacing="false"/>
      <style:text-properties fo:font-size="12pt" officeooo:rsid="0058a753" officeooo:paragraph-rsid="0058a753" style:font-size-asian="12pt" style:font-size-complex="12pt"/>
    </style:style>
    <style:style style:name="P21" style:family="paragraph" style:parent-style-name="Text_20_body">
      <style:paragraph-properties fo:margin-top="0in" fo:margin-bottom="0in" loext:contextual-spacing="false"/>
      <style:text-properties officeooo:rsid="00559658" officeooo:paragraph-rsid="0058d60f"/>
    </style:style>
    <style:style style:name="P22" style:family="paragraph" style:parent-style-name="Text_20_body">
      <style:paragraph-properties fo:margin-top="0in" fo:margin-bottom="0in" loext:contextual-spacing="false"/>
      <style:text-properties officeooo:paragraph-rsid="0057879f"/>
    </style:style>
    <style:style style:name="P23" style:family="paragraph" style:parent-style-name="Text_20_body">
      <style:paragraph-properties fo:margin-top="0in" fo:margin-bottom="0in" loext:contextual-spacing="false"/>
      <style:text-properties fo:font-size="14pt" fo:font-weight="bold" officeooo:rsid="0027c95c" officeooo:paragraph-rsid="004d43ee" style:font-size-asian="14pt" style:font-weight-asian="bold" style:font-size-complex="14pt" style:font-weight-complex="bold"/>
    </style:style>
    <style:style style:name="P24" style:family="paragraph" style:parent-style-name="Text_20_body">
      <style:paragraph-properties fo:margin-top="0in" fo:margin-bottom="0in" loext:contextual-spacing="false"/>
      <style:text-properties fo:font-size="14pt" fo:font-weight="bold" officeooo:rsid="0039de6e" officeooo:paragraph-rsid="0039de6e" style:font-size-asian="14pt" style:font-weight-asian="bold" style:font-size-complex="14pt" style:font-weight-complex="bold"/>
    </style:style>
    <style:style style:name="P25" style:family="paragraph" style:parent-style-name="Text_20_body">
      <style:paragraph-properties fo:margin-top="0in" fo:margin-bottom="0in" loext:contextual-spacing="false"/>
      <style:text-properties fo:font-size="14pt" fo:font-weight="bold" officeooo:rsid="0058d60f" officeooo:paragraph-rsid="0058d60f" style:font-size-asian="14pt" style:font-weight-asian="bold" style:font-size-complex="14pt" style:font-weight-complex="bold"/>
    </style:style>
    <style:style style:name="P26" style:family="paragraph" style:parent-style-name="Text_20_body">
      <style:paragraph-properties fo:margin-top="0in" fo:margin-bottom="0in" loext:contextual-spacing="false"/>
      <style:text-properties fo:font-size="14pt" fo:font-weight="bold" officeooo:rsid="005b7c3b" officeooo:paragraph-rsid="005b7c3b" style:font-size-asian="14pt" style:font-weight-asian="bold" style:font-size-complex="14pt" style:font-weight-complex="bold"/>
    </style:style>
    <style:style style:name="P27" style:family="paragraph" style:parent-style-name="Text_20_body">
      <style:paragraph-properties fo:margin-top="0in" fo:margin-bottom="0in" loext:contextual-spacing="false"/>
      <style:text-properties fo:font-size="14pt" fo:font-weight="bold" officeooo:rsid="0060fb66" officeooo:paragraph-rsid="0060fb66" style:font-size-asian="14pt" style:font-weight-asian="bold" style:font-size-complex="14pt" style:font-weight-complex="bold"/>
    </style:style>
    <style:style style:name="P28" style:family="paragraph" style:parent-style-name="Text_20_body">
      <style:paragraph-properties fo:margin-top="0in" fo:margin-bottom="0in" loext:contextual-spacing="false"/>
      <style:text-properties fo:font-size="14pt" fo:font-weight="bold" officeooo:rsid="00243b44" officeooo:paragraph-rsid="002497ca" style:font-size-asian="14pt" style:font-weight-asian="bold" style:font-size-complex="14pt" style:font-weight-complex="bold"/>
    </style:style>
    <style:style style:name="P29" style:family="paragraph" style:parent-style-name="Text_20_body">
      <style:paragraph-properties fo:margin-top="0in" fo:margin-bottom="0in" loext:contextual-spacing="false"/>
      <style:text-properties fo:font-size="14pt" fo:font-weight="bold" officeooo:rsid="0067f57f" officeooo:paragraph-rsid="0067f57f" style:font-size-asian="14pt" style:font-weight-asian="bold" style:font-size-complex="14pt" style:font-weight-complex="bold"/>
    </style:style>
    <style:style style:name="P30" style:family="paragraph" style:parent-style-name="Text_20_body">
      <style:paragraph-properties fo:margin-top="0in" fo:margin-bottom="0in" loext:contextual-spacing="false"/>
      <style:text-properties fo:font-size="14pt" fo:font-weight="bold" officeooo:rsid="005bf064" officeooo:paragraph-rsid="0058a753" style:font-size-asian="14pt" style:font-weight-asian="bold" style:font-size-complex="14pt" style:font-weight-complex="bold"/>
    </style:style>
    <style:style style:name="P31" style:family="paragraph" style:parent-style-name="Text_20_body">
      <style:paragraph-properties fo:margin-top="0in" fo:margin-bottom="0in" loext:contextual-spacing="false"/>
      <style:text-properties fo:font-size="14pt" fo:font-weight="bold" officeooo:rsid="00559658" officeooo:paragraph-rsid="0058a753" style:font-size-asian="14pt" style:font-weight-asian="bold" style:font-size-complex="14pt" style:font-weight-complex="bold"/>
    </style:style>
    <style:style style:name="P32" style:family="paragraph" style:parent-style-name="Text_20_body">
      <style:paragraph-properties fo:margin-top="0in" fo:margin-bottom="0in" loext:contextual-spacing="false"/>
      <style:text-properties fo:font-size="14pt" officeooo:paragraph-rsid="002abcca" style:font-size-asian="14pt" style:font-size-complex="14pt"/>
    </style:style>
    <style:style style:name="P33" style:family="paragraph" style:parent-style-name="Text_20_body">
      <style:paragraph-properties fo:margin-top="0in" fo:margin-bottom="0in" loext:contextual-spacing="false"/>
      <style:text-properties fo:font-size="14pt" officeooo:paragraph-rsid="005f191b" style:font-size-asian="14pt" style:font-size-complex="14pt"/>
    </style:style>
    <style:style style:name="P34" style:family="paragraph" style:parent-style-name="Text_20_body">
      <style:paragraph-properties fo:margin-top="0in" fo:margin-bottom="0in" loext:contextual-spacing="false"/>
      <style:text-properties officeooo:rsid="0058bcbb" officeooo:paragraph-rsid="00694946"/>
    </style:style>
    <style:style style:name="P35" style:family="paragraph" style:parent-style-name="Text_20_body">
      <style:paragraph-properties fo:margin-top="0in" fo:margin-bottom="0in" loext:contextual-spacing="false"/>
      <style:text-properties officeooo:paragraph-rsid="00638147"/>
    </style:style>
    <style:style style:name="P36" style:family="paragraph" style:parent-style-name="Text_20_body">
      <style:paragraph-properties fo:margin-top="0in" fo:margin-bottom="0in" loext:contextual-spacing="false"/>
      <style:text-properties officeooo:rsid="00243b44" officeooo:paragraph-rsid="00243b44"/>
    </style:style>
    <style:style style:name="P37" style:family="paragraph" style:parent-style-name="Text_20_body">
      <style:paragraph-properties fo:margin-top="0in" fo:margin-bottom="0in" loext:contextual-spacing="false"/>
      <style:text-properties officeooo:rsid="0067f57f" officeooo:paragraph-rsid="00694946"/>
    </style:style>
    <style:style style:name="P38" style:family="paragraph" style:parent-style-name="Text_20_body">
      <style:paragraph-properties fo:margin-top="0in" fo:margin-bottom="0in" loext:contextual-spacing="false"/>
      <style:text-properties officeooo:paragraph-rsid="006a793b"/>
    </style:style>
    <style:style style:name="P39" style:family="paragraph" style:parent-style-name="Text_20_body">
      <style:paragraph-properties fo:margin-top="0in" fo:margin-bottom="0in" loext:contextual-spacing="false"/>
      <style:text-properties officeooo:rsid="006272a6" officeooo:paragraph-rsid="006272a6"/>
    </style:style>
    <style:style style:name="P40" style:family="paragraph" style:parent-style-name="Text_20_body">
      <style:paragraph-properties fo:margin-top="0in" fo:margin-bottom="0in" loext:contextual-spacing="false"/>
      <style:text-properties officeooo:rsid="0058d60f" officeooo:paragraph-rsid="0058d60f"/>
    </style:style>
    <style:style style:name="P41" style:family="paragraph" style:parent-style-name="Standard">
      <style:paragraph-properties fo:margin-top="0in" fo:margin-bottom="0in" loext:contextual-spacing="false"/>
      <style:text-properties officeooo:paragraph-rsid="006a793b"/>
    </style:style>
    <style:style style:name="P42" style:family="paragraph" style:parent-style-name="Standard">
      <style:paragraph-properties fo:margin-top="0in" fo:margin-bottom="0in" loext:contextual-spacing="false"/>
      <style:text-properties officeooo:rsid="0071acf7" officeooo:paragraph-rsid="0071acf7"/>
    </style:style>
    <style:style style:name="P43" style:family="paragraph" style:parent-style-name="Standard">
      <style:paragraph-properties fo:margin-top="0in" fo:margin-bottom="0in" loext:contextual-spacing="false"/>
      <style:text-properties fo:font-size="12pt" fo:font-weight="bold" officeooo:rsid="0067f57f" officeooo:paragraph-rsid="006a793b" style:font-size-asian="10.5pt" style:font-weight-asian="bold" style:font-size-complex="12pt" style:font-weight-complex="bold"/>
    </style:style>
    <style:style style:name="P44" style:family="paragraph" style:parent-style-name="Text_20_body">
      <style:paragraph-properties fo:margin-left="0in" fo:margin-right="0in" fo:margin-top="0in" fo:margin-bottom="0in" loext:contextual-spacing="false" fo:text-indent="0in" style:auto-text-indent="false"/>
      <style:text-properties fo:font-size="12pt" fo:font-weight="normal" officeooo:rsid="00758ef4" officeooo:paragraph-rsid="00758ef4" style:font-size-asian="12pt" style:font-weight-asian="normal" style:font-size-complex="12pt" style:font-weight-complex="normal"/>
    </style:style>
    <style:style style:name="P45" style:family="paragraph" style:parent-style-name="Text_20_body">
      <style:paragraph-properties fo:margin-left="0in" fo:margin-right="0in" fo:margin-top="0in" fo:margin-bottom="0in" loext:contextual-spacing="false" fo:text-indent="0in" style:auto-text-indent="false"/>
      <style:text-properties fo:font-size="12pt" fo:font-weight="normal" officeooo:rsid="00758ef4" officeooo:paragraph-rsid="006fdb76" style:font-size-asian="12pt" style:font-weight-asian="normal" style:font-size-complex="12pt" style:font-weight-complex="normal"/>
    </style:style>
    <style:style style:name="P46" style:family="paragraph" style:parent-style-name="Text_20_body">
      <style:paragraph-properties fo:margin-left="0in" fo:margin-right="0in" fo:margin-top="0in" fo:margin-bottom="0in" loext:contextual-spacing="false" fo:text-indent="0in" style:auto-text-indent="false"/>
      <style:text-properties officeooo:rsid="0058a753" officeooo:paragraph-rsid="0058a753"/>
    </style:style>
    <style:style style:name="P47" style:family="paragraph" style:parent-style-name="Text_20_body">
      <style:paragraph-properties fo:margin-left="0in" fo:margin-right="0in" fo:margin-top="0in" fo:margin-bottom="0in" loext:contextual-spacing="false" fo:text-indent="0in" style:auto-text-indent="false"/>
      <style:text-properties fo:font-size="14pt" fo:font-weight="bold" officeooo:rsid="0070ca02" officeooo:paragraph-rsid="0070ca02" style:font-size-asian="14pt" style:font-weight-asian="bold" style:font-size-complex="14pt" style:font-weight-complex="bold"/>
    </style:style>
    <style:style style:name="P48" style:family="paragraph" style:parent-style-name="Text_20_body" style:list-style-name="L1">
      <style:paragraph-properties fo:margin-top="0in" fo:margin-bottom="0in" loext:contextual-spacing="false"/>
      <style:text-properties officeooo:paragraph-rsid="002497ca"/>
    </style:style>
    <style:style style:name="P49" style:family="paragraph" style:parent-style-name="Text_20_body" style:list-style-name="L1">
      <style:paragraph-properties fo:margin-top="0in" fo:margin-bottom="0in" loext:contextual-spacing="false"/>
      <style:text-properties officeooo:paragraph-rsid="00295be6"/>
    </style:style>
    <style:style style:name="P50" style:family="paragraph" style:parent-style-name="Text_20_body" style:list-style-name="L1">
      <style:paragraph-properties fo:margin-top="0in" fo:margin-bottom="0in" loext:contextual-spacing="false"/>
      <style:text-properties officeooo:paragraph-rsid="0039de6e"/>
    </style:style>
    <style:style style:name="P51" style:family="paragraph" style:parent-style-name="Text_20_body" style:list-style-name="L2">
      <style:paragraph-properties fo:margin-top="0in" fo:margin-bottom="0in" loext:contextual-spacing="false"/>
      <style:text-properties officeooo:paragraph-rsid="004d43ee"/>
    </style:style>
    <style:style style:name="P52" style:family="paragraph" style:parent-style-name="Text_20_body" style:list-style-name="L1">
      <style:paragraph-properties fo:margin-top="0in" fo:margin-bottom="0in" loext:contextual-spacing="false"/>
      <style:text-properties officeooo:rsid="0047dfe9" officeooo:paragraph-rsid="0047dfe9"/>
    </style:style>
    <style:style style:name="P53" style:family="paragraph" style:parent-style-name="Text_20_body" style:list-style-name="L1">
      <style:paragraph-properties fo:margin-top="0in" fo:margin-bottom="0in" loext:contextual-spacing="false"/>
      <style:text-properties fo:font-weight="normal" officeooo:rsid="0027c95c" officeooo:paragraph-rsid="0039de6e" style:font-weight-asian="normal" style:font-weight-complex="normal"/>
    </style:style>
    <style:style style:name="P54" style:family="paragraph" style:parent-style-name="Text_20_body" style:list-style-name="L3">
      <style:paragraph-properties fo:margin-top="0in" fo:margin-bottom="0in" loext:contextual-spacing="false"/>
      <style:text-properties officeooo:paragraph-rsid="002abcca"/>
    </style:style>
    <style:style style:name="P55" style:family="paragraph" style:parent-style-name="Text_20_body" style:list-style-name="L3">
      <style:paragraph-properties fo:margin-top="0in" fo:margin-bottom="0in" loext:contextual-spacing="false"/>
      <style:text-properties officeooo:rsid="0057879f" officeooo:paragraph-rsid="0057879f"/>
    </style:style>
    <style:style style:name="P56" style:family="paragraph" style:parent-style-name="Text_20_body" style:list-style-name="L4">
      <style:paragraph-properties fo:margin-top="0in" fo:margin-bottom="0in" loext:contextual-spacing="false"/>
      <style:text-properties officeooo:rsid="00559658" officeooo:paragraph-rsid="0057879f"/>
    </style:style>
    <style:style style:name="P57" style:family="paragraph" style:parent-style-name="Text_20_body" style:list-style-name="L5">
      <style:paragraph-properties fo:margin-top="0in" fo:margin-bottom="0in" loext:contextual-spacing="false"/>
      <style:text-properties fo:font-size="12pt" officeooo:paragraph-rsid="00559658" style:font-size-asian="12pt" style:font-size-complex="12pt"/>
    </style:style>
    <style:style style:name="P58" style:family="paragraph" style:parent-style-name="Text_20_body" style:list-style-name="L6">
      <style:paragraph-properties fo:margin-top="0in" fo:margin-bottom="0in" loext:contextual-spacing="false"/>
      <style:text-properties fo:font-size="12pt" officeooo:rsid="0027c95c" officeooo:paragraph-rsid="006fdb76" style:font-size-asian="12pt" style:font-size-complex="12pt"/>
    </style:style>
    <style:style style:name="P59" style:family="paragraph" style:parent-style-name="Text_20_body" style:list-style-name="L6">
      <style:paragraph-properties fo:margin-top="0in" fo:margin-bottom="0in" loext:contextual-spacing="false"/>
      <style:text-properties fo:font-size="12pt" officeooo:rsid="0027c95c" officeooo:paragraph-rsid="00760132" style:font-size-asian="12pt" style:font-size-complex="12pt"/>
    </style:style>
    <style:style style:name="P60" style:family="paragraph" style:parent-style-name="Text_20_body" style:list-style-name="L6">
      <style:paragraph-properties fo:margin-top="0in" fo:margin-bottom="0in" loext:contextual-spacing="false"/>
      <style:text-properties fo:font-size="12pt" officeooo:rsid="00256a35" officeooo:paragraph-rsid="006fdb76" style:font-size-asian="12pt" style:font-size-complex="12pt"/>
    </style:style>
    <style:style style:name="P61" style:family="paragraph" style:parent-style-name="Text_20_body" style:list-style-name="L6">
      <style:paragraph-properties fo:margin-top="0in" fo:margin-bottom="0in" loext:contextual-spacing="false"/>
      <style:text-properties fo:font-size="12pt" fo:font-weight="normal" officeooo:rsid="006a793b" officeooo:paragraph-rsid="00758ef4" style:font-size-asian="12pt" style:font-weight-asian="normal" style:font-size-complex="12pt" style:font-weight-complex="normal"/>
    </style:style>
    <style:style style:name="P62" style:family="paragraph" style:parent-style-name="Text_20_body">
      <style:paragraph-properties fo:margin-top="0in" fo:margin-bottom="0in" loext:contextual-spacing="false"/>
      <style:text-properties fo:font-size="12pt" fo:font-weight="normal" officeooo:rsid="005bf064" officeooo:paragraph-rsid="00796761" style:font-size-asian="12pt" style:font-weight-asian="normal" style:font-size-complex="12pt" style:font-weight-complex="normal"/>
    </style:style>
    <style:style style:name="P63" style:family="paragraph" style:parent-style-name="Text_20_body">
      <style:paragraph-properties fo:margin-top="0in" fo:margin-bottom="0in" loext:contextual-spacing="false"/>
      <style:text-properties fo:font-size="14pt" officeooo:rsid="0067f57f" officeooo:paragraph-rsid="0067f57f" style:font-size-asian="14pt" style:font-size-complex="14pt"/>
    </style:style>
    <style:style style:name="P64" style:family="paragraph" style:parent-style-name="Text_20_body">
      <style:paragraph-properties fo:margin-top="0in" fo:margin-bottom="0in" loext:contextual-spacing="false" fo:break-before="column"/>
      <style:text-properties fo:font-size="12pt" fo:font-weight="normal" officeooo:rsid="005bf064" officeooo:paragraph-rsid="00796761" style:font-size-asian="12pt" style:font-weight-asian="normal" style:font-size-complex="12pt" style:font-weight-complex="normal"/>
    </style:style>
    <style:style style:name="P65" style:family="paragraph" style:parent-style-name="Text_20_body" style:list-style-name="L6">
      <style:paragraph-properties fo:margin-left="0in" fo:margin-right="0in" fo:margin-top="0in" fo:margin-bottom="0in" loext:contextual-spacing="false" fo:text-indent="0in" style:auto-text-indent="false"/>
      <style:text-properties officeooo:rsid="0027c95c" officeooo:paragraph-rsid="006fdb76"/>
    </style:style>
    <style:style style:name="P66" style:family="paragraph" style:parent-style-name="Text_20_body" style:list-style-name="L6">
      <style:paragraph-properties fo:margin-left="0in" fo:margin-right="0in" fo:margin-top="0in" fo:margin-bottom="0in" loext:contextual-spacing="false" fo:text-indent="0in" style:auto-text-indent="false"/>
      <style:text-properties fo:font-size="12pt" officeooo:rsid="00256a35" officeooo:paragraph-rsid="006fdb76" style:font-size-asian="12pt" style:font-size-complex="12pt"/>
    </style:style>
    <style:style style:name="P67" style:family="paragraph" style:parent-style-name="Text_20_body" style:list-style-name="L6">
      <style:paragraph-properties fo:margin-left="0in" fo:margin-right="0in" fo:margin-top="0in" fo:margin-bottom="0in" loext:contextual-spacing="false" fo:text-indent="0in" style:auto-text-indent="false"/>
      <style:text-properties fo:font-size="12pt" officeooo:rsid="002abcca" officeooo:paragraph-rsid="006fdb76" style:font-size-asian="12pt" style:font-size-complex="12pt"/>
    </style:style>
    <style:style style:name="P68" style:family="paragraph" style:parent-style-name="Text_20_body" style:list-style-name="L6">
      <style:paragraph-properties fo:margin-left="0in" fo:margin-right="0in" fo:margin-top="0in" fo:margin-bottom="0in" loext:contextual-spacing="false" fo:text-indent="0in" style:auto-text-indent="false"/>
      <style:text-properties fo:font-size="12pt" fo:font-weight="normal" officeooo:rsid="00694946" officeooo:paragraph-rsid="006fdb76" style:font-size-asian="12pt" style:font-weight-asian="normal" style:font-size-complex="12pt" style:font-weight-complex="normal"/>
    </style:style>
    <style:style style:name="P69" style:family="paragraph" style:parent-style-name="Text_20_body">
      <style:paragraph-properties fo:margin-left="0in" fo:margin-right="0in" fo:margin-top="0in" fo:margin-bottom="0in" loext:contextual-spacing="false" fo:text-indent="0in" style:auto-text-indent="false"/>
      <style:text-properties fo:font-size="12pt" fo:font-weight="normal" officeooo:rsid="00694946" officeooo:paragraph-rsid="006fdb76" style:font-size-asian="12pt" style:font-weight-asian="normal" style:font-size-complex="12pt" style:font-weight-complex="normal"/>
    </style:style>
    <style:style style:name="P70" style:family="paragraph" style:parent-style-name="Text_20_body">
      <style:paragraph-properties fo:margin-left="0in" fo:margin-right="0in" fo:margin-top="0in" fo:margin-bottom="0in" loext:contextual-spacing="false" fo:text-indent="0in" style:auto-text-indent="false"/>
      <style:text-properties fo:font-size="12pt" fo:font-weight="normal" officeooo:rsid="00760132" officeooo:paragraph-rsid="00760132" style:font-size-asian="12pt" style:font-weight-asian="normal" style:font-size-complex="12pt" style:font-weight-complex="normal"/>
    </style:style>
    <style:style style:name="P71" style:family="paragraph" style:parent-style-name="Text_20_body">
      <style:paragraph-properties fo:margin-left="0in" fo:margin-right="0in" fo:margin-top="0in" fo:margin-bottom="0in" loext:contextual-spacing="false" fo:text-indent="0in" style:auto-text-indent="false"/>
      <style:text-properties officeooo:rsid="0058a753" officeooo:paragraph-rsid="0058a753"/>
    </style:style>
    <style:style style:name="P72" style:family="paragraph" style:parent-style-name="Heading_20_1">
      <style:paragraph-properties fo:margin-top="0in" fo:margin-bottom="0in" loext:contextual-spacing="false"/>
      <style:text-properties fo:font-size="22pt" style:font-size-asian="22pt" style:font-size-complex="22pt"/>
    </style:style>
    <style:style style:name="P73" style:family="paragraph" style:parent-style-name="Heading_20_1">
      <style:paragraph-properties fo:margin-top="0in" fo:margin-bottom="0in" loext:contextual-spacing="false"/>
      <style:text-properties fo:font-size="20pt" fo:font-weight="bold" officeooo:rsid="001d834f" officeooo:paragraph-rsid="00559658"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weight="bold" officeooo:rsid="0027c95c" style:font-weight-asian="bold" style:font-weight-complex="bold"/>
    </style:style>
    <style:style style:name="T3" style:family="text">
      <style:text-properties fo:font-weight="bold" officeooo:rsid="00295be6" style:font-weight-asian="bold" style:font-weight-complex="bold"/>
    </style:style>
    <style:style style:name="T4" style:family="text">
      <style:text-properties fo:font-weight="bold" officeooo:rsid="002abcca" style:font-weight-asian="bold" style:font-weight-complex="bold"/>
    </style:style>
    <style:style style:name="T5" style:family="text">
      <style:text-properties fo:font-weight="bold" officeooo:rsid="0060fb66" style:font-weight-asian="bold" style:font-weight-complex="bold"/>
    </style:style>
    <style:style style:name="T6" style:family="text">
      <style:text-properties fo:font-weight="bold" officeooo:rsid="005f191b" style:font-weight-asian="bold" style:font-weight-complex="bold"/>
    </style:style>
    <style:style style:name="T7" style:family="text">
      <style:text-properties fo:font-weight="bold" officeooo:rsid="00538de7" style:font-weight-asian="bold" style:font-weight-complex="bold"/>
    </style:style>
    <style:style style:name="T8" style:family="text">
      <style:text-properties fo:font-weight="bold" officeooo:rsid="004d43ee" style:font-weight-asian="bold" style:font-weight-complex="bold"/>
    </style:style>
    <style:style style:name="T9" style:family="text">
      <style:text-properties fo:font-weight="bold" officeooo:rsid="004d9a88" style:font-weight-asian="bold" style:font-weight-complex="bold"/>
    </style:style>
    <style:style style:name="T10" style:family="text">
      <style:text-properties officeooo:rsid="002497ca"/>
    </style:style>
    <style:style style:name="T11" style:family="text">
      <style:text-properties fo:font-weight="normal" style:font-weight-asian="normal" style:font-weight-complex="normal"/>
    </style:style>
    <style:style style:name="T12" style:family="text">
      <style:text-properties fo:font-weight="normal" officeooo:rsid="00243b44" style:font-weight-asian="normal" style:font-weight-complex="normal"/>
    </style:style>
    <style:style style:name="T13" style:family="text">
      <style:text-properties fo:font-weight="normal" officeooo:rsid="002497ca" style:font-weight-asian="normal" style:font-weight-complex="normal"/>
    </style:style>
    <style:style style:name="T14" style:family="text">
      <style:text-properties fo:font-weight="normal" officeooo:rsid="004d9a88" style:font-weight-asian="normal" style:font-weight-complex="normal"/>
    </style:style>
    <style:style style:name="T15" style:family="text">
      <style:text-properties fo:font-weight="normal" officeooo:rsid="00503975" style:font-weight-asian="normal" style:font-weight-complex="normal"/>
    </style:style>
    <style:style style:name="T16" style:family="text">
      <style:text-properties fo:font-weight="normal" officeooo:rsid="004d43ee" style:font-weight-asian="normal" style:font-weight-complex="normal"/>
    </style:style>
    <style:style style:name="T17" style:family="text">
      <style:text-properties fo:font-weight="normal" officeooo:rsid="00509a85" style:font-weight-asian="normal" style:font-weight-complex="normal"/>
    </style:style>
    <style:style style:name="T18" style:family="text">
      <style:text-properties fo:font-weight="normal" officeooo:rsid="00510595" style:font-weight-asian="normal" style:font-weight-complex="normal"/>
    </style:style>
    <style:style style:name="T19" style:family="text">
      <style:text-properties fo:font-weight="normal" officeooo:rsid="00524b61" style:font-weight-asian="normal" style:font-weight-complex="normal"/>
    </style:style>
    <style:style style:name="T20" style:family="text">
      <style:text-properties fo:font-weight="normal" officeooo:rsid="00538de7" style:font-weight-asian="normal" style:font-weight-complex="normal"/>
    </style:style>
    <style:style style:name="T21" style:family="text">
      <style:text-properties fo:font-weight="normal" officeooo:rsid="0058bcbb" style:font-weight-asian="normal" style:font-weight-complex="normal"/>
    </style:style>
    <style:style style:name="T22" style:family="text">
      <style:text-properties fo:font-weight="normal" officeooo:rsid="002c5c8c" style:font-weight-asian="normal" style:font-weight-complex="normal"/>
    </style:style>
    <style:style style:name="T23" style:family="text">
      <style:text-properties fo:font-weight="normal" officeooo:rsid="006fdb76" style:font-weight-asian="normal" style:font-weight-complex="normal"/>
    </style:style>
    <style:style style:name="T24" style:family="text">
      <style:text-properties fo:font-weight="normal" officeooo:rsid="007233cb" style:font-weight-asian="normal" style:font-weight-complex="normal"/>
    </style:style>
    <style:style style:name="T25" style:family="text">
      <style:text-properties fo:font-weight="normal" officeooo:rsid="00758ef4" style:font-weight-asian="normal" style:font-weight-complex="normal"/>
    </style:style>
    <style:style style:name="T26" style:family="text">
      <style:text-properties fo:font-weight="normal" officeooo:rsid="00796761" style:font-weight-asian="normal" style:font-weight-complex="normal"/>
    </style:style>
    <style:style style:name="T27" style:family="text">
      <style:text-properties officeooo:rsid="0027c95c"/>
    </style:style>
    <style:style style:name="T28" style:family="text">
      <style:text-properties officeooo:rsid="00295be6"/>
    </style:style>
    <style:style style:name="T29" style:family="text">
      <style:text-properties officeooo:rsid="002abcca"/>
    </style:style>
    <style:style style:name="T30" style:family="text">
      <style:text-properties officeooo:rsid="0039de6e"/>
    </style:style>
    <style:style style:name="T31" style:family="text">
      <style:text-properties officeooo:rsid="003ffe28"/>
    </style:style>
    <style:style style:name="T32" style:family="text">
      <style:text-properties officeooo:rsid="0040af54"/>
    </style:style>
    <style:style style:name="T33" style:family="text">
      <style:text-properties officeooo:rsid="0047dfe9"/>
    </style:style>
    <style:style style:name="T34" style:family="text">
      <style:text-properties officeooo:rsid="004d43ee"/>
    </style:style>
    <style:style style:name="T35" style:family="text">
      <style:text-properties officeooo:rsid="00538de7"/>
    </style:style>
    <style:style style:name="T36" style:family="text">
      <style:text-properties officeooo:rsid="0057879f"/>
    </style:style>
    <style:style style:name="T37" style:family="text">
      <style:text-properties fo:font-size="14pt" fo:font-weight="bold" officeooo:rsid="002497ca" style:font-size-asian="14pt" style:font-weight-asian="bold" style:font-size-complex="14pt" style:font-weight-complex="bold"/>
    </style:style>
    <style:style style:name="T38" style:family="text">
      <style:text-properties fo:font-size="14pt" fo:font-weight="bold" officeooo:rsid="0067f57f" style:font-size-asian="14pt" style:font-weight-asian="bold" style:font-size-complex="14pt" style:font-weight-complex="bold"/>
    </style:style>
    <style:style style:name="T39" style:family="text">
      <style:text-properties fo:font-size="14pt" fo:font-weight="bold" officeooo:rsid="00694946" style:font-size-asian="14pt" style:font-weight-asian="bold" style:font-size-complex="14pt" style:font-weight-complex="bold"/>
    </style:style>
    <style:style style:name="T40" style:family="text">
      <style:text-properties fo:font-size="14pt" fo:font-weight="bold" officeooo:rsid="0070ca02" style:font-size-asian="14pt" style:font-weight-asian="bold" style:font-size-complex="14pt" style:font-weight-complex="bold"/>
    </style:style>
    <style:style style:name="T41" style:family="text">
      <style:text-properties fo:font-size="14pt" fo:font-weight="bold" officeooo:rsid="004d43ee" style:font-size-asian="14pt" style:font-weight-asian="bold" style:font-size-complex="14pt" style:font-weight-complex="bold"/>
    </style:style>
    <style:style style:name="T42" style:family="text">
      <style:text-properties fo:font-size="14pt" fo:font-weight="normal" officeooo:rsid="005b7c3b" style:font-size-asian="14pt" style:font-weight-asian="normal" style:font-size-complex="14pt" style:font-weight-complex="normal"/>
    </style:style>
    <style:style style:name="T43" style:family="text">
      <style:text-properties officeooo:rsid="0058bcbb"/>
    </style:style>
    <style:style style:name="T44" style:family="text">
      <style:text-properties officeooo:rsid="0058d60f"/>
    </style:style>
    <style:style style:name="T45" style:family="text">
      <style:text-properties officeooo:rsid="005a57aa"/>
    </style:style>
    <style:style style:name="T46" style:family="text">
      <style:text-properties officeooo:rsid="005b893e"/>
    </style:style>
    <style:style style:name="T47" style:family="text">
      <style:text-properties fo:font-size="12pt" fo:font-weight="normal" officeooo:rsid="005a57aa" style:font-size-asian="12pt" style:font-weight-asian="normal" style:font-size-complex="12pt" style:font-weight-complex="normal"/>
    </style:style>
    <style:style style:name="T48" style:family="text">
      <style:text-properties fo:font-size="12pt" fo:font-weight="normal" officeooo:rsid="0060fb66" style:font-size-asian="12pt" style:font-weight-asian="normal" style:font-size-complex="12pt" style:font-weight-complex="normal"/>
    </style:style>
    <style:style style:name="T49" style:family="text">
      <style:text-properties fo:font-size="12pt" fo:font-weight="normal" officeooo:rsid="002497ca" style:font-size-asian="12pt" style:font-weight-asian="normal" style:font-size-complex="12pt" style:font-weight-complex="normal"/>
    </style:style>
    <style:style style:name="T50" style:family="text">
      <style:text-properties fo:font-size="12pt" fo:font-weight="normal" officeooo:rsid="005b8fc1" style:font-size-asian="12pt" style:font-weight-asian="normal" style:font-size-complex="12pt" style:font-weight-complex="normal"/>
    </style:style>
    <style:style style:name="T51" style:family="text">
      <style:text-properties fo:font-size="12pt" fo:font-weight="normal" officeooo:rsid="005b7c3b" style:font-size-asian="12pt" style:font-weight-asian="normal" style:font-size-complex="12pt" style:font-weight-complex="normal"/>
    </style:style>
    <style:style style:name="T52" style:family="text">
      <style:text-properties fo:font-size="12pt" fo:font-weight="normal" officeooo:rsid="00638147" style:font-size-asian="12pt" style:font-weight-asian="normal" style:font-size-complex="12pt" style:font-weight-complex="normal"/>
    </style:style>
    <style:style style:name="T53" style:family="text">
      <style:text-properties fo:font-size="12pt" fo:font-weight="normal" officeooo:rsid="0067f57f" style:font-size-asian="12pt" style:font-weight-asian="normal" style:font-size-complex="12pt" style:font-weight-complex="normal"/>
    </style:style>
    <style:style style:name="T54" style:family="text">
      <style:text-properties fo:font-size="12pt" fo:font-weight="normal" officeooo:rsid="006877ac" style:font-size-asian="12pt" style:font-weight-asian="normal" style:font-size-complex="12pt" style:font-weight-complex="normal"/>
    </style:style>
    <style:style style:name="T55" style:family="text">
      <style:text-properties fo:font-size="12pt" fo:font-weight="normal" officeooo:rsid="00694946" style:font-size-asian="12pt" style:font-weight-asian="normal" style:font-size-complex="12pt" style:font-weight-complex="normal"/>
    </style:style>
    <style:style style:name="T56" style:family="text">
      <style:text-properties fo:font-size="12pt" fo:font-weight="normal" officeooo:rsid="00796761" style:font-size-asian="12pt" style:font-weight-asian="normal" style:font-size-complex="12pt" style:font-weight-complex="normal"/>
    </style:style>
    <style:style style:name="T57" style:family="text">
      <style:text-properties officeooo:rsid="005bf064"/>
    </style:style>
    <style:style style:name="T58" style:family="text">
      <style:text-properties officeooo:rsid="00509a85"/>
    </style:style>
    <style:style style:name="T59" style:family="text">
      <style:text-properties officeooo:rsid="00638147"/>
    </style:style>
    <style:style style:name="T60" style:family="text">
      <style:text-properties officeooo:rsid="0067f57f"/>
    </style:style>
    <style:style style:name="T61" style:family="text">
      <style:text-properties officeooo:rsid="00694946"/>
    </style:style>
    <style:style style:name="T62" style:family="text">
      <style:text-properties officeooo:rsid="006f0a5f"/>
    </style:style>
    <style:style style:name="T63" style:family="text">
      <style:text-properties officeooo:rsid="0071acf7"/>
    </style:style>
    <style:style style:name="T64" style:family="text">
      <style:text-properties officeooo:rsid="00758ef4"/>
    </style:style>
    <style:style style:name="T65" style:family="text">
      <style:text-properties officeooo:rsid="00760132"/>
    </style:style>
    <style:style style:name="T66" style:family="text">
      <style:text-properties officeooo:rsid="0079676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Section2">
          <text:h text:style-name="P72" text:outline-level="1">Open <text:span text:style-name="T45">D6 <text:line-break/>Simple</text:span> Legend System</text:h>
          <text:p text:style-name="P35"><text:span text:style-name="T49"><text:line-break/>T</text:span><text:span text:style-name="T47">he goal of the Open D6 Simple Legend System is to provide a minimally intrusive way to convert </text:span><text:span text:style-name="T50">Mini Six (or any </text:span><text:span text:style-name="T47">Open D6</text:span><text:span text:style-name="T50">)</text:span><text:span text:style-name="T47"> to a Legend System </text:span><text:span text:style-name="T56">(one </text:span><text:span text:style-name="T47">that </text:span><text:span text:style-name="T51">tests </text:span><text:span text:style-name="T55">a</text:span><text:span text:style-name="T51">ctions by rolling dice for successes instead of adding up the dice and comparing it to a Target Number</text:span><text:span text:style-name="T56">)</text:span><text:span text:style-name="T51">.</text:span><text:span text:style-name="T42"><text:line-break/><text:line-break/></text:span><text:span text:style-name="T37">The Dice<text:line-break/></text:span><text:span text:style-name="T52">The dice are rolled based on attributes and skills as usual. </text:span><text:span text:style-name="T10">Regular Dice have a success on 4-6<text:line-break/>.</text:span></text:p>
          <text:p text:style-name="P39">Pips indicate an extra dice to be rolled:<text:line-break/>+1 (Weak Die): a die with a success on 6<text:line-break/>+2 (Medium Die): a die with a success is 5-6</text:p>
          <text:p text:style-name="P36"><text:line-break/>So, if you were rolling 3D+2, you would roll 3 regular dice and 1 medium die, and count up your successes.<text:line-break/></text:p>
          <text:p text:style-name="P28">Skill Difficulties</text:p>
          <text:list xml:id="list4117574229" text:style-name="L1">
            <text:list-item>
              <text:p text:style-name="P48">Easy: <text:span text:style-name="T10">1 success (~TN </text:span>6 <text:span text:style-name="T10">to</text:span> 10<text:span text:style-name="T10">)</text:span></text:p>
            </text:list-item>
            <text:list-item>
              <text:p text:style-name="P48"><text:span text:style-name="T10">Standard: 2 successes (~TN </text:span>11 <text:span text:style-name="T10">to</text:span> 15<text:span text:style-name="T10">)</text:span></text:p>
            </text:list-item>
            <text:list-item>
              <text:p text:style-name="P48">Difficult: <text:span text:style-name="T10">3 successes (~TN </text:span>16 <text:span text:style-name="T10">to</text:span> 20<text:span text:style-name="T10">)</text:span></text:p>
            </text:list-item>
            <text:list-item>
              <text:p text:style-name="P48">Very Difficult: <text:span text:style-name="T10">4 successes (~TN </text:span>21 <text:span text:style-name="T10">to</text:span> 30<text:span text:style-name="T10">)</text:span></text:p>
            </text:list-item>
            <text:list-item>
              <text:p text:style-name="P49"><text:span text:style-name="T12">Heroic: </text:span><text:span text:style-name="T13">5 successes (~TN </text:span><text:span text:style-name="T12">31+</text:span><text:span text:style-name="T13">)</text:span></text:p>
            </text:list-item>
          </text:list>
          <text:p text:style-name="P3"/>
          <text:p text:style-name="P23">Modifiers</text:p>
          <text:list xml:id="list2102901669" text:style-name="L2">
            <text:list-item>
              <text:p text:style-name="P51"><text:span text:style-name="T22">Every 5 or 6 </text:span><text:span text:style-name="T20">TN</text:span><text:span text:style-name="T22"> ~ 1 success</text:span></text:p>
            </text:list-item>
          </text:list>
          <text:p text:style-name="P7"/>
          <text:p text:style-name="P24"><text:span text:style-name="T59">Combat </text:span>Range Modifiers</text:p>
          <text:list xml:id="list201404630363413" text:continue-list="list4117574229" text:style-name="L1">
            <text:list-item>
              <text:p text:style-name="P52">Point Blank: -<text:span text:style-name="T33">1 success </text:span>needed</text:p>
            </text:list-item>
            <text:list-item>
              <text:p text:style-name="P50">Short: 0</text:p>
            </text:list-item>
            <text:list-item>
              <text:p text:style-name="P50">Medium: +<text:span text:style-name="T33">1 success needed</text:span></text:p>
            </text:list-item>
            <text:list-item>
              <text:p text:style-name="P50">Long: +<text:span text:style-name="T33">2 successes needed</text:span></text:p>
            </text:list-item>
          </text:list>
          <text:p text:style-name="P5"/>
          <text:p text:style-name="P24"><text:span text:style-name="T59">Combat </text:span>Cover Modifiers</text:p>
          <text:list xml:id="list201405666963758" text:continue-numbering="true" text:style-name="L1">
            <text:list-item>
              <text:p text:style-name="P50">50% cover: +<text:span text:style-name="T30">1 success</text:span></text:p>
            </text:list-item>
            <text:list-item>
              <text:p text:style-name="P50">75% cover: +<text:span text:style-name="T30">2 successes</text:span></text:p>
            </text:list-item>
            <text:list-item>
              <text:p text:style-name="P53">100% cover: +<text:span text:style-name="T30">5 successes</text:span></text:p>
            </text:list-item>
          </text:list>
          <text:p text:style-name="P33"><text:span text:style-name="T2"><text:line-break/></text:span><text:span text:style-name="T4">T</text:span><text:span text:style-name="T6">raditional </text:span><text:span text:style-name="T5">Combat<text:line-break/></text:span><text:span text:style-name="T48">Players just roll their appropriate attributes or skills and compare successes.</text:span><text:span text:style-name="T6"><text:line-break/></text:span></text:p>
          <text:p text:style-name="P32"><text:span text:style-name="T4">S</text:span><text:span text:style-name="T1">tatic </text:span><text:span text:style-name="T5">Combat</text:span></text:p>
          <text:p text:style-name="P10">The Open Legend static defenses are the same as the Mini Six static defenses, but divided by 6.<text:line-break/></text:p>
          <text:list xml:id="list2310180317" text:style-name="L3">
            <text:list-item>
              <text:p text:style-name="P54">Block = (<text:span text:style-name="T31">(</text:span>Brawling skill dice x 3<text:span text:style-name="T31">)</text:span> + pips<text:span text:style-name="T31">) / 6</text:span></text:p>
            </text:list-item>
            <text:list-item>
              <text:p text:style-name="P54">Dodge = <text:span text:style-name="T31">(</text:span>(Dodge skill dice x 3<text:span text:style-name="T31">) </text:span>+ pips<text:span text:style-name="T31">) / 6</text:span></text:p>
            </text:list-item>
            <text:list-item>
              <text:p text:style-name="P54">Parry = (<text:span text:style-name="T32">(</text:span>Weapon skill dice x 3) + pips<text:span text:style-name="T32">) / 6</text:span></text:p>
            </text:list-item>
            <text:list-item>
              <text:p text:style-name="P54">Soak = <text:span text:style-name="T32">(</text:span>(Might attribute dice x 3) + pips plus armor value + any magical, super-tech, or other AV bonus<text:span text:style-name="T32">) <text:s/>/ 6</text:span></text:p>
              <text:p text:style-name="P55"/>
            </text:list-item>
          </text:list>
          <text:p text:style-name="P21">The static value is the whole number part <text:span text:style-name="T36">after being divided. So, if a player who has 5D+1 of dodge would have a value of 2.66 from the formula, giving a static dodge value of 2.</text:span></text:p>
          <text:p text:style-name="P22"/>
          <text:p text:style-name="P25"><text:span text:style-name="T45">Static </text:span>Defense Checks</text:p>
          <text:p text:style-name="P9">A check is rolled when a player takes the corresponding action. If a player rolls the check value, then their static value is increased by one. </text:p>
          <text:p text:style-name="P9"/>
          <text:p text:style-name="P40">To find the Using the same formula you used to to find the static values. You get the check number from part after the decimal:</text:p>
          <text:list xml:id="list736456629" text:style-name="L4">
            <text:list-item>
              <text:p text:style-name="P56">1/6 or .16 has a check value of of 6.</text:p>
            </text:list-item>
            <text:list-item>
              <text:p text:style-name="P56">2/6 or .33 has a check values of 5+.</text:p>
            </text:list-item>
            <text:list-item>
              <text:p text:style-name="P56">3/6 or .5 has check values of 4+.</text:p>
            </text:list-item>
            <text:list-item>
              <text:p text:style-name="P56">4/6 or .66 has check values of 3+.</text:p>
            </text:list-item>
            <text:list-item>
              <text:p text:style-name="P56">5/6 or .83 has check values of 2+.</text:p>
            </text:list-item>
          </text:list>
          <text:p text:style-name="P22"/>
          <text:p text:style-name="P34">So, if a player who has <text:span text:style-name="T45">a brawl skill of 4</text:span>D+<text:span text:style-name="T45">2</text:span> of dodge would have a value of 2.<text:span text:style-name="T45">33</text:span> from the formula, giving a static <text:span text:style-name="T45">block </text:span>value of 2 with a check value of <text:span text:style-name="T45">5+</text:span>, which can be written as 2 (c<text:span text:style-name="T45">5</text:span>+). If that player were <text:span text:style-name="T45">blocking</text:span>, they would roll a check, and if they rolled <text:span text:style-name="T44">a 4 or less, their block score would be 2, but if they make their check by rolling a 5</text:span> or higher, then their <text:span text:style-name="T45">block score </text:span>would be 3. <text:line-break/></text:p>
          <text:p text:style-name="P37">If you hate the check system, you can ignore it and just use the static values, but if you ignore the check values, then a large range of attribute values end up having the exact same static values. For example, someone with a dodge of 2D and someone with a doge of 3D+2 end up having the same static dodge score. The check system is slightly convoluted, but makes sure each players advantage proportional to their dice scores.</text:p>
          <text:p text:style-name="P38"><text:soft-page-break/><text:span text:style-name="T39">Damage </text:span><text:span text:style-name="T40">with Wound Levels</text:span></text:p>
          <text:p text:style-name="P14">Wound levels are progressed along with each successful damage, as opposed to having a damage range for each wound level.</text:p>
          <text:p text:style-name="P41"/>
          <text:p text:style-name="P41"><text:span text:style-name="T61">To take damage, p</text:span>layers just roll the damage dice and count successes, <text:span text:style-name="T59">minus whatever is soaked</text:span>. <text:span text:style-name="T34">Each success moves the players up a wound level </text:span></text:p>
          <text:p text:style-name="P42">(Stunned, Wounded, Severely Wounded, Incapacitated, Mortally Wounded, Dead).</text:p>
          <text:p text:style-name="P43"/>
          <text:p text:style-name="P41"><text:span text:style-name="T38">Damage with Body Points</text:span><text:span text:style-name="T60"><text:line-break/>If you are using Body Points, the weapons do damage as normal, and any damage soak is rolled as in traditional Open D6, or the regular static values from Mini Six can be used.</text:span></text:p>
          <text:p text:style-name="P2"/>
          <text:h text:style-name="P73" text:outline-level="1">House Rules</text:h>
          <text:p text:style-name="P11"/>
          <text:p text:style-name="P15">While I’ve tried to keep the Simple Legend System as house rule <text:span text:style-name="T66">free</text:span> as possible, there is a collection of house rules <text:span text:style-name="T66">for </text:span>Open D6 that I have included below that address some issues I’ve had with <text:s/>the D6 system.</text:p>
          <text:p text:style-name="P13"/>
          <text:p text:style-name="P29"><text:span text:style-name="T35">Preparation </text:span>Action Modifier</text:p>
          <text:p text:style-name="P13">Preparing for an action<text:span text:style-name="T35"> doubles the amount of time </text:span>the action takes, but <text:span text:style-name="T35">but adds one die.</text:span></text:p>
          <text:p text:style-name="P12"/>
          <text:p text:style-name="P30">Cumulative Actions</text:p>
          <text:p text:style-name="P19">Some actions require a certain number of successes over a given amount of time. So, for example, a thief cracking a safe might need 15 cumulative successes. <text:span text:style-name="T59">Normally, actions take a specific amount of time, but cumulative actions can offer a dramatic way to represent actions that take an extended amount of time.<text:line-break/></text:span></text:p>
          <text:p text:style-name="P26">Mini Six Magic</text:p>
          <text:p text:style-name="P17">Spells have quite a high TN, so we have <text:span text:style-name="T46">adapted</text:span> spells <text:span text:style-name="T57">be cumulative actions,</text:span> and when enough <text:span text:style-name="T57">successes have been accumulated, then the spell is cast. Actions affecting the player can interrupt the casting of the spell.</text:span></text:p>
          <text:p text:style-name="P62"><text:line-break/>To find the number of successes needed from the Mini Six TN value, divide the TN number by 5.<text:line-break/></text:p>
          <text:p text:style-name="P64"><text:span text:style-name="T41">Combat Options</text:span></text:p>
          <text:p text:style-name="P18"><text:span text:style-name="T34">A</text:span>t the start of a round, each combatant selects a fighting <text:span text:style-name="T66">strategy</text:span>:</text:p>
          <text:list xml:id="list3777613601" text:style-name="L5">
            <text:list-item>
              <text:p text:style-name="P57"><text:span text:style-name="T7">Aiming / </text:span><text:span text:style-name="T8">Aggressive Combat</text:span><text:span text:style-name="T16">: </text:span><text:span text:style-name="T14">The character may attack with a +1D. </text:span><text:span text:style-name="T17">Their</text:span><text:span text:style-name="T14"> defense value is 1.</text:span></text:p>
            </text:list-item>
            <text:list-item>
              <text:p text:style-name="P57"><text:span text:style-name="T9">Balanced</text:span><text:span text:style-name="T8"> Combat</text:span><text:span text:style-name="T16">: </text:span><text:span text:style-name="T15">The character may attack. The</text:span><text:span text:style-name="T17">ir </text:span><text:span text:style-name="T15">defense value is their </text:span><text:span text:style-name="T17">static block, dodge, or parry value </text:span><text:span text:style-name="T18">(</text:span><text:span text:style-name="T17">depending on the situation</text:span><text:span text:style-name="T18">)</text:span><text:span text:style-name="T17">.</text:span></text:p>
            </text:list-item>
            <text:list-item>
              <text:p text:style-name="P57"><text:span text:style-name="T9">Full Defense</text:span><text:span text:style-name="T14">: The </text:span><text:span text:style-name="T15">character may not attack. </text:span><text:span text:style-name="T17">The</text:span><text:span text:style-name="T18">y def</text:span><text:span text:style-name="T19">e</text:span><text:span text:style-name="T18">nd with +2 to their static </text:span><text:span text:style-name="T17">block, dodge, or parry value </text:span><text:span text:style-name="T18">(</text:span><text:span text:style-name="T17">depending on the situation</text:span><text:span text:style-name="T18">)</text:span><text:span text:style-name="T17">.</text:span></text:p>
            </text:list-item>
          </text:list>
          <text:p text:style-name="P16"/>
          <text:p text:style-name="P27"><text:span text:style-name="T58">S</text:span>uccessful Attacks Modifying Damage</text:p>
          <text:p text:style-name="P20"><text:span text:style-name="T17">F</text:span><text:span text:style-name="T11">or every success beyond what is needed </text:span><text:span text:style-name="T21">to hit a target, the attacker </text:span><text:span text:style-name="T24">does one additional damage </text:span><text:span text:style-name="T25">(or, alternatively, for a less powerful modification, the attacker may roll extra damage dice).</text:span></text:p>
          <text:p text:style-name="P8"/>
          <text:p text:style-name="P31">Stun Levels</text:p>
          <text:p text:style-name="P4"><text:span text:style-name="T43">C</text:span>haracte<text:span text:style-name="T43">rs may become stunned and </text:span>suffer a -<text:span text:style-name="T36">1D on all actions for the remainder of this round, and for all of the next. This also affects static combat values.</text:span></text:p>
          <text:p text:style-name="P6"/>
          <text:p text:style-name="P63"><text:span text:style-name="T3">L</text:span><text:span text:style-name="T1">ethal Damage</text:span></text:p>
          <text:p text:style-name="P46">Players take at least one level of damage <text:span text:style-name="T62">(1D of damage if using Body Points)</text:span>, <text:span text:style-name="T43">regardless</text:span> of soak if they take lethal damage without <text:span text:style-name="T43">the appropriate armor. </text:span></text:p>
          <text:p text:style-name="P46"><text:span text:style-name="T54"/></text:p>
          <text:p text:style-name="P47">Alternate Wound Levels</text:p>
          <text:p text:style-name="P44">To give players a little more <text:span text:style-name="T65">survivability, the following wound levels can be used:</text:span></text:p>
          <text:list xml:id="list1251973642" text:style-name="L6">
            <text:list-item>
              <text:p text:style-name="P65">Light Injury<text:span text:style-name="T28"> (heals after 1 day)</text:span></text:p>
            </text:list-item>
            <text:list-item>
              <text:p text:style-name="P58">Light Injury<text:span text:style-name="T28"> (heals after 2 days)</text:span></text:p>
            </text:list-item>
            <text:list-item>
              <text:p text:style-name="P59">Light Injury<text:span text:style-name="T28"> (heals after 3 days)</text:span></text:p>
            </text:list-item>
            <text:list-item>
              <text:p text:style-name="P66">M<text:span text:style-name="T27">edium Injury:</text:span> -1<text:span text:style-name="T64">D</text:span> <text:span text:style-name="T29">(heals after 4 days)</text:span></text:p>
            </text:list-item>
            <text:list-item>
              <text:p text:style-name="P60">M<text:span text:style-name="T27">edium Injury:</text:span> -1<text:span text:style-name="T64">D</text:span> <text:span text:style-name="T29">(heals after 5 days)</text:span></text:p>
            </text:list-item>
            <text:list-item>
              <text:p text:style-name="P66">S<text:span text:style-name="T29">evere Injury: -2D (heals after 6 days*)</text:span></text:p>
            </text:list-item>
            <text:list-item>
              <text:p text:style-name="P60">S<text:span text:style-name="T29">evere Injury: -2D (heals after 7 days*)</text:span></text:p>
            </text:list-item>
            <text:list-item>
              <text:p text:style-name="P67">Critic<text:span text:style-name="T11">al Injury: -</text:span><text:span text:style-name="T23">3</text:span><text:span text:style-name="T25">D</text:span><text:span text:style-name="T11"> (heals of 1 month*)</text:span></text:p>
            </text:list-item>
            <text:list-item>
              <text:p text:style-name="P61">Incapacitated <text:span text:style-name="T29">(heals of 1 month)</text:span></text:p>
            </text:list-item>
            <text:list-item>
              <text:p text:style-name="P68">Dead</text:p>
            </text:list-item>
          </text:list>
          <text:p text:style-name="P70"><text:line-break/>Note:</text:p>
          <text:p text:style-name="P69">-<text:span text:style-name="T63">1D of the penalty can be negated with treatment.</text:span></text:p>
          <text:p text:style-name="P45">* Will not heal without medical intervention; advanced intervention may offer faster healing.</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5in" fo:margin-right="0.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10-31T20:14:03.709820485</dc:date>
    <meta:editing-duration>PT5H23M38S</meta:editing-duration>
    <meta:editing-cycles>52</meta:editing-cycles>
    <meta:generator>LibreOffice/6.0.7.3$Linux_X86_64 LibreOffice_project/00m0$Build-3</meta:generator>
    <meta:document-statistic meta:table-count="0" meta:image-count="0" meta:object-count="0" meta:page-count="2" meta:paragraph-count="81" meta:word-count="1163" meta:character-count="6186" meta:non-whitespace-character-count="5119"/>
  </office:meta>
</office:document-meta>
</file>